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paragraph-properties fo:margin-top="0.199cm" fo:margin-bottom="0cm"/>
      <style:text-properties fo:background-color="transparent"/>
    </style:style>
    <style:style style:name="P2" style:family="paragraph" style:parent-style-name="Heading_20_1">
      <style:paragraph-properties fo:margin-top="0.199cm" fo:margin-bottom="0cm"/>
      <style:text-properties fo:background-color="transparent" style:font-name-asian="Arial" style:font-weight-asian="bold" style:font-name-complex="Arial" style:font-weight-complex="bold"/>
    </style:style>
    <style:style style:name="P3" style:family="paragraph" style:parent-style-name="Heading_20_3">
      <style:paragraph-properties fo:margin-top="0.199cm" fo:margin-bottom="0cm"/>
      <style:text-properties fo:background-color="transparent"/>
    </style:style>
    <style:style style:name="P4" style:family="paragraph" style:parent-style-name="Heading_20_3">
      <style:paragraph-properties fo:margin-top="0.199cm" fo:margin-bottom="0cm" fo:text-align="start" style:justify-single-word="false"/>
      <style:text-properties fo:color="#000000" fo:background-color="transparent"/>
    </style:style>
    <style:style style:name="P5" style:family="paragraph" style:parent-style-name="Heading_20_2">
      <style:paragraph-properties fo:margin-top="0.199cm" fo:margin-bottom="0cm"/>
      <style:text-properties fo:background-color="transparent"/>
    </style:style>
    <style:style style:name="P6" style:family="paragraph" style:parent-style-name="Standard">
      <style:text-properties fo:background-color="transparent"/>
    </style:style>
    <style:style style:name="P7" style:family="paragraph" style:parent-style-name="Standard">
      <style:text-properties fo:background-color="transparent"/>
    </style:style>
    <style:style style:name="P8" style:family="paragraph" style:parent-style-name="Standard" style:list-style-name="L4"/>
    <style:style style:name="P9" style:family="paragraph" style:parent-style-name="Standard" style:list-style-name="L4"/>
    <style:style style:name="P10" style:family="paragraph" style:parent-style-name="Standard" style:list-style-name="L4"/>
    <style:style style:name="P11" style:family="paragraph" style:parent-style-name="Standard" style:list-style-name="L4"/>
    <style:style style:name="P12" style:family="paragraph" style:parent-style-name="Standard" style:list-style-name="L4"/>
    <style:style style:name="P13" style:family="paragraph" style:parent-style-name="Standard" style:list-style-name="L4"/>
    <style:style style:name="P14" style:family="paragraph" style:parent-style-name="Standard">
      <style:text-properties style:text-underline-style="solid" style:text-underline-width="auto" style:text-underline-color="font-color"/>
    </style:style>
    <style:style style:name="P15" style:family="paragraph" style:parent-style-name="Standard" style:list-style-name="L10"/>
    <style:style style:name="P16" style:family="paragraph" style:parent-style-name="Standard" style:list-style-name="L11"/>
    <style:style style:name="P17" style:family="paragraph" style:parent-style-name="Standard">
      <style:paragraph-properties fo:margin-top="0.199cm" fo:margin-bottom="0cm"/>
    </style:style>
    <style:style style:name="P18" style:family="paragraph" style:parent-style-name="Standard">
      <style:paragraph-properties fo:margin-top="0.199cm" fo:margin-bottom="0cm"/>
      <style:text-properties fo:background-color="transparent"/>
    </style:style>
    <style:style style:name="P19" style:family="paragraph" style:parent-style-name="Standard" style:list-style-name="L1">
      <style:paragraph-properties fo:margin-top="0.199cm" fo:margin-bottom="0cm"/>
      <style:text-properties fo:background-color="transparent"/>
    </style:style>
    <style:style style:name="P20" style:family="paragraph" style:parent-style-name="Standard" style:list-style-name="L1">
      <style:paragraph-properties fo:margin-top="0.199cm" fo:margin-bottom="0cm"/>
      <style:text-properties fo:background-color="transparent"/>
    </style:style>
    <style:style style:name="P21" style:family="paragraph" style:parent-style-name="Standard" style:list-style-name="L1">
      <style:paragraph-properties fo:margin-top="0.199cm" fo:margin-bottom="0cm"/>
      <style:text-properties fo:background-color="transparent"/>
    </style:style>
    <style:style style:name="P22" style:family="paragraph" style:parent-style-name="Standard" style:list-style-name="L1">
      <style:paragraph-properties fo:margin-top="0.199cm" fo:margin-bottom="0cm"/>
      <style:text-properties fo:background-color="transparent"/>
    </style:style>
    <style:style style:name="P23" style:family="paragraph" style:parent-style-name="Standard" style:list-style-name="L2">
      <style:paragraph-properties fo:margin-top="0.199cm" fo:margin-bottom="0cm"/>
      <style:text-properties fo:background-color="transparent"/>
    </style:style>
    <style:style style:name="P24" style:family="paragraph" style:parent-style-name="Standard" style:list-style-name="L2">
      <style:paragraph-properties fo:margin-top="0.199cm" fo:margin-bottom="0cm"/>
      <style:text-properties fo:background-color="transparent"/>
    </style:style>
    <style:style style:name="P25" style:family="paragraph" style:parent-style-name="Standard" style:list-style-name="L2">
      <style:paragraph-properties fo:margin-top="0.199cm" fo:margin-bottom="0cm"/>
      <style:text-properties fo:background-color="transparent"/>
    </style:style>
    <style:style style:name="P26" style:family="paragraph" style:parent-style-name="Standard" style:list-style-name="L3">
      <style:paragraph-properties fo:margin-top="0.199cm" fo:margin-bottom="0cm"/>
      <style:text-properties fo:background-color="transparent"/>
    </style:style>
    <style:style style:name="P27" style:family="paragraph" style:parent-style-name="Standard" style:list-style-name="L3">
      <style:paragraph-properties fo:margin-top="0.199cm" fo:margin-bottom="0cm"/>
      <style:text-properties fo:background-color="transparent"/>
    </style:style>
    <style:style style:name="P28" style:family="paragraph" style:parent-style-name="Standard" style:list-style-name="L3">
      <style:paragraph-properties fo:margin-top="0.199cm" fo:margin-bottom="0cm"/>
      <style:text-properties fo:background-color="transparent"/>
    </style:style>
    <style:style style:name="P29" style:family="paragraph" style:parent-style-name="Standard" style:list-style-name="L3">
      <style:paragraph-properties fo:margin-top="0.199cm" fo:margin-bottom="0cm"/>
      <style:text-properties fo:background-color="transparent"/>
    </style:style>
    <style:style style:name="P30" style:family="paragraph" style:parent-style-name="Standard" style:list-style-name="L3">
      <style:paragraph-properties fo:margin-top="0.199cm" fo:margin-bottom="0cm"/>
      <style:text-properties fo:background-color="transparent"/>
    </style:style>
    <style:style style:name="P31" style:family="paragraph" style:parent-style-name="Standard">
      <style:paragraph-properties fo:margin-top="0.199cm" fo:margin-bottom="0cm"/>
      <style:text-properties fo:font-style="normal" fo:background-color="transparent"/>
    </style:style>
    <style:style style:name="P32" style:family="paragraph" style:parent-style-name="Standard">
      <style:paragraph-properties fo:margin-top="0.199cm" fo:margin-bottom="0cm"/>
      <style:text-properties style:text-underline-style="solid" style:text-underline-width="auto" style:text-underline-color="font-color"/>
    </style:style>
    <style:style style:name="P33" style:family="paragraph" style:parent-style-name="Text_20_body">
      <style:text-properties fo:background-color="transparent"/>
    </style:style>
    <style:style style:name="P34" style:family="paragraph" style:parent-style-name="Text_20_body" style:list-style-name="L9"/>
    <style:style style:name="P35" style:family="paragraph" style:parent-style-name="Text_20_body" style:list-style-name="L9"/>
    <style:style style:name="P36" style:family="paragraph" style:parent-style-name="Text_20_body" style:list-style-name="L9"/>
    <style:style style:name="P37" style:family="paragraph" style:parent-style-name="Text_20_body" style:list-style-name="L9"/>
    <style:style style:name="P38" style:family="paragraph" style:parent-style-name="Text_20_body" style:list-style-name="L7">
      <style:paragraph-properties fo:margin-top="0cm" fo:margin-bottom="0cm"/>
    </style:style>
    <style:style style:name="P39" style:family="paragraph" style:parent-style-name="Text_20_body" style:list-style-name="L7">
      <style:paragraph-properties fo:margin-top="0cm" fo:margin-bottom="0cm"/>
    </style:style>
    <style:style style:name="P40" style:family="paragraph" style:parent-style-name="Text_20_body" style:list-style-name="L7">
      <style:paragraph-properties fo:margin-top="0cm" fo:margin-bottom="0cm"/>
    </style:style>
    <style:style style:name="P41" style:family="paragraph" style:parent-style-name="Text_20_body" style:list-style-name="L7">
      <style:paragraph-properties fo:margin-top="0cm" fo:margin-bottom="0cm"/>
    </style:style>
    <style:style style:name="T1" style:family="text">
      <style:text-properties style:font-name="Bitstream Vera Sans"/>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none"/>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6">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t;&lt;AUTOR&gt;&gt;</text:p>
      <text:p text:style-name="P1">François Déchelle, Eric Viara</text:p>
      <text:p text:style-name="P1">&lt;&lt;/AUTOR&gt;&gt;</text:p>
      <text:p text:style-name="P1">&lt;&lt;TITRE&gt;&gt;</text:p>
      <text:h text:style-name="P2" text:outline-level="1">EyeDB, une base de donnée objet pour Linux</text:h>
      <text:p text:style-name="P1">&lt;&lt;/TYTUL&gt;&gt;</text:p>
      <text:p text:style-name="P1">&lt;&lt;LEAD&gt;&gt;</text:p>
      <text:p text:style-name="P1">Introduction <text:span text:style-name="T1">à</text:span> votre article</text:p>
      <text:p text:style-name="P1">&lt;&lt;/LEAD&gt;&gt;</text:p>
      <text:p text:style-name="P1">&lt;&lt;RAMKA&gt;&gt;</text:p>
      <text:h text:style-name="P3" text:outline-level="3">Cet article explique...</text:h>
      <text:list text:style-name="L1">
        <text:list-item>
          <text:p text:style-name="P19"><text:tab/>Ce que sont les bases de données objets,</text:p>
        </text:list-item>
        <text:list-item>
          <text:p text:style-name="P19"><text:tab/>Comment compiler et installer EyeDB,</text:p>
        </text:list-item>
        <text:list-item>
          <text:p text:style-name="P19"><text:tab/>Comment créer et utiliser une base EyeDB,</text:p>
        </text:list-item>
        <text:list-item>
          <text:p text:style-name="P19"><text:tab/>Comment développer avec EyeDB en Java ou en C++.</text:p>
        </text:list-item>
      </text:list>
      <text:h text:style-name="P3" text:outline-level="3">Ce qu'il faut savoir...</text:h>
      <text:list text:style-name="L2">
        <text:list-item>
          <text:p text:style-name="P23"><text:tab/>Des connaissances minimales en bases de données,</text:p>
        </text:list-item>
        <text:list-item>
          <text:p text:style-name="P23"><text:tab/>Les principes de base de la conception objet (héritage, relations, polymorphisme...).</text:p>
        </text:list-item>
        <text:list-item>
          <text:p text:style-name="P23"><text:tab/>Compiler et installer un logiciel fourni sous forme de code source.</text:p>
        </text:list-item>
      </text:list>
      <text:p text:style-name="P1">&lt;&lt;/RAMKA&gt;&gt;</text:p>
      <text:p text:style-name="P1">&lt;&lt;RAMKA&gt;&gt;</text:p>
      <text:h text:style-name="P4" text:outline-level="3">À propos des auteurs</text:h>
      <text:p text:style-name="Standard">...</text:p>
      <text:p text:style-name="P6">&lt;&lt;/RAMKA&gt;&gt;</text:p>
      <text:p text:style-name="Standard">EyeDB est un système de gestion de base de données orienté objet (SGBDO) open source, développé par la société SYSRA.</text:p>
      <text:p text:style-name="Standard">EyeDB fournit une alternative aux solutions de mapping objet/relationnel classiques en fournissant une plateforme de persistance d'objets multi-languages performante.</text:p>
      <text:p text:style-name="Standard">EyeDB a été utilisé dans le cadre de plusieurs projets de recherche en biologie moléculaire, mettant en oeuvre des bases de grande taille et des modélisations objets complexes.</text:p>
      <text:h text:style-name="P5" text:outline-level="2">Qu'est-ce qu'une base de données objet ?</text:h>
      <text:p text:style-name="P1">((Cette section fera environ 1 page))</text:p>
      <text:h text:style-name="Heading_20_3" text:outline-level="3">Bases de données relationnelles, mapping objet/relationnel, bases objets...</text:h>
      <text:p text:style-name="Standard"><text:span text:style-name="T2">Nous expliquerons ici les différences entre les bases de données relationnelles (MySQL, Postgresql), les </text:span><text:soft-page-break/><text:span text:style-name="T2">frameworks de mapping objet/relationnel (Hibernate) et les bases de données objet proprement dites</text:span>.</text:p>
      <text:p text:style-name="Standard">Les bases de données open source les plus connues, MySQL et PostgreSQL, sont des bases de données relationnelles: les données sont modélisées sous forme de tables contenant des données simples (entiers, chaînes de caractères, dates, ...) ou de clés identifiant d'autres données.</text:p>
      <text:p text:style-name="Standard">Les bases de données objet modélisent les données directement sous forme d'objets. Chaque donnée a un type et un identificateur persistant, l'Objet ID. Un objet peut contenir des références à d'autres objets, ce qui rend la navigation dans des structures arborescentes immédiate.</text:p>
      <text:p text:style-name="Standard">Un SGBD Objet est mieux adapté au développement orienté objet; il permet de s’affranchir des couches de mapping objet/relationnel ayant un impact non négligeable sur la performance et offre une expressivité dans la modélisation beaucoup plus grande qu’un SGBDR.</text:p>
      <text:p text:style-name="Standard"/>
      <text:h text:style-name="Heading_20_3" text:outline-level="3">Les projets similaires</text:h>
      <text:p text:style-name="Standard"><text:span text:style-name="T2">Nous présenterons quelques projets similaires (db4o, ZODB, Orient)</text:span>.</text:p>
      <text:h text:style-name="Heading_20_2" text:outline-level="2">L'architecture de EyeDB</text:h>
      <text:p text:style-name="P17">Nous détaillerons l'architecture de EyeDB : client serveur, transactionnel, les langages ODL et OQL, les bindings langages, les bindings existants: Java, C++.</text:p>
      <text:p text:style-name="Standard">modèle objet avancé</text:p>
      <text:p text:style-name="Standard">langage de définition des types basé sur ODMG Objet Definition Language (ODL)</text:p>
      <text:p text:style-name="Standard">langage de requête basé sur ODMG Object Query Language (OQL)</text:p>
      <text:p text:style-name="Standard">interfaces de programmation multi-languages: C++, Java (PHP et Python en développement)</text:p>
      <text:p text:style-name="Standard">multi-plateformes, multi-langages</text:p>
      <text:p text:style-name="Standard">bases de données jusqu'à plusieurs téraoctets et plusieurs milliards d'objets</text:p>
      <text:p text:style-name="Standard"/>
      <text:h text:style-name="Heading_20_2" text:outline-level="2">Compiler et installer EyeDB</text:h>
      <text:p text:style-name="P1">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P1">La première étape consiste à télécharger l'archive de EyeDB depuis le site du projet EyeDB sur sourceforge (<text:a xlink:type="simple" xlink:href="http://sourceforge.net/projects/eyedb">http://sourceforge.net/projects/eyedb</text:a>). La version courante est la 2.8.5, l'archive s'appelle donc eyedb-2.8.5.tar.bz2.</text:p>
      <text:p text:style-name="P1">Déplacez-vous dans le dossier où vous souhaitez déballer l'archive: <text:span text:style-name="T3">cd /home/francois/eyed</text:span>b et déballez l'archive: <text:span text:style-name="T3">tar xvjf /home/francois/Téléchargements/eyedb-2.8.5.tar.bz2</text:span>. Cette commande va créer un répertoire <text:span text:style-name="T2">eyedb-2.8.5</text:span></text:p>
      <text:p text:style-name="P1">EyeDB a besoin d'un certain nombre de prérequis pour pouvoir être compilé. Ceux-ci peuvent être installés facilement car ils sont disponibles sous forme de packages pour la plupart des distributions Linux. Ces pré-requis sont les suivants:</text:p>
      <text:list text:style-name="L3">
        <text:list-item>
          <text:p text:style-name="P26">compilateur C++</text:p>
        </text:list-item>
        <text:list-item>
          <text:p text:style-name="P26">analyseur lexical <text:span text:style-name="T2">flex</text:span></text:p>
        </text:list-item>
        <text:list-item>
          <text:p text:style-name="P26"><text:soft-page-break/>analyseur syntaxique <text:span text:style-name="T2">bison</text:span></text:p>
        </text:list-item>
        <text:list-item>
          <text:p text:style-name="P26">Java Development Kit</text:p>
        </text:list-item>
        <text:list-item>
          <text:p text:style-name="P26">processeur XML <text:span text:style-name="T2">xsltproc</text:span> et LaTeX, ceci uniquement si vous souhaitez reconstruire la documentation</text:p>
        </text:list-item>
      </text:list>
      <text:p text:style-name="P1">Après avoir installé si nécessaire ces éléments, vous pouvez lancer la compilation de EyeDB. Si un prérequis indispensable est absent, le script <text:span text:style-name="T2">configure</text:span> vous signalera une erreur.</text:p>
      <text:p text:style-name="P1">Déplacez-vous dans le dossier créé: </text:p>
      <text:p text:style-name="P1"><text:span text:style-name="T3">cd /home/francois/eyedb/eyedb-2.8.5</text:span> </text:p>
      <text:p text:style-name="P1">et lancer la configuration:</text:p>
      <text:p text:style-name="P1"><text:span text:style-name="T3">./configure –prefix=$HOME/eyedb/install</text:span> </text:p>
      <text:p text:style-name="P1">L'option <text:span text:style-name="T3">–prefix</text:span> du script configure permet de choisir le répertoire racine de l'installation. Par défaut, ce répertoire racine est <text:span text:style-name="T2">/usr</text:span>, mais installer dans <text:span text:style-name="T2">/usr</text:span> nécessite d'être super-utilisateur et par ailleurs va installer des bibliothèques dans les répertoires systèmes, mélangeant les bibliothèques gérées par le système de paquetage de votre distribution et les autres, ce qui est fortement déconseillé. Nous vous conseillons donc d'installer EyeDB dans votre répertoire personnel. Ceci n'affectera en rien le fonctionnement ultérieur de EyeDB.</text:p>
      <text:p text:style-name="P1">Le script de configure vérifie la présence des logiciels nécessaires pour compiler EyeDB et détecte automatiquement les caractéristiques du système sur lequel vous compilez. A la fin de l'exécution du script configure, celui-ci affiche un résumé des valeurs détectées.</text:p>
      <text:p text:style-name="P1">Vous pouvez ensuite lancer la compilation avec: <text:span text:style-name="T3">make</text:span>.</text:p>
      <text:h text:style-name="Heading_20_4" text:outline-level="4">Installer et configurer EyeDB</text:h>
      <text:p text:style-name="Standard"><text:span text:style-name="T2">Nous expliquerons comment installer EyeDB, le configurer, démarrer et arrêter le serveur</text:span>.</text:p>
      <text:p text:style-name="Standard">Une fois EyeDB compilé, vous pouvez l'installer avec : <text:span text:style-name="T3">make install</text:span>. Ceci va copier les fichiers nécessaires vers les répertoires d'installation, ceux-ci étant enracinés dans le répertoire racine que vous avez choisi lors de la configuration (voir paragraphe précédent, nous avions choisi <text:span text:style-name="T2">$HOME/eyedb/install</text:span>).</text:p>
      <text:p text:style-name="Standard">Après l'installation des fichiers, il faut lancer un script d'initialisation de EyeDB qui va créer l'utilisateur administrateur des bases EyeDB ainsi que la base racine, qui contient la liste des utilisateurs, la liste des bases créées... Ce script a été installé dans <text:span text:style-name="T2">$HOME/eyedb/install/share/eyedb/tools</text:span> et se nomme <text:span text:style-name="T2">eyedb-post-install.sh</text:span>. Pour le lancer: </text:p>
      <text:p text:style-name="P14">$HOME/eyedb/install/share/eyedb/tools/eyedb-post-install.sh</text:p>
      <text:p text:style-name="Standard">Une fois ce script exécuté, votre installation de EyeDB est opérationnelle. Vous pouvez le tester en lançant le serveur: </text:p>
      <text:p text:style-name="P14">$HOME/eyedb/install/sbin/eyedbctl start</text:p>
      <text:p text:style-name="Standard">Le message suivant doit s'afficher:</text:p>
      <text:p text:style-name="Standard">&lt;&lt;LISTING&gt;&gt;</text:p>
      <text:p text:style-name="Standard">Starting EyeDB Server</text:p>
      <text:p text:style-name="Standard"><text:s/>Version <text:s text:c="5"/>V2.7.5</text:p>
      <text:p text:style-name="Standard"><text:s/>Compiled <text:s text:c="4"/>Jan 28 2006 04:06:17</text:p>
      <text:p text:style-name="Standard"><text:s/>Architecture linux-x86-64</text:p>
      <text:p text:style-name="Standard"><text:s/>Program Pid 9159</text:p>
      <text:p text:style-name="Standard">&lt;&lt;/LISTING&gt;&gt;</text:p>
      <text:p text:style-name="Standard">La version, la date de compilation... peuvent bien entendu différer de l'exemple cité ci-dessus.</text:p>
      <text:h text:style-name="Heading_20_2" text:outline-level="2"><text:soft-page-break/>Définir un schéma de données avec ODL</text:h>
      <text:p text:style-name="P17"><text:span text:style-name="T2">A partir d'un exemple simple présenté sous forme de schéma UML, nous présenterons comment définir le schéma d'une base objet avec le langage ODL et comment créer la base associée</text:span>.</text:p>
      <text:p text:style-name="Standard">Créer une base de données EyeDB se fait en deux temps: d'abord on doit créer la base avec la commande <text:span text:style-name="T2">eyedbadmin</text:span>, puis on attribue un schéma de données à cette base avec la commande <text:span text:style-name="T2">eyedbodl</text:span>, le schéma ayant été défini préalablement dans un fichier source du langage ODL.</text:p>
      <text:h text:style-name="Heading_20_4" text:outline-level="4">Créer une base EyeDB</text:h>
      <text:p text:style-name="Standard">Pour créer une base de données EyeDB, utilisez la commande eyedbadmin database create, en donnant le nom de la base :</text:p>
      <text:p text:style-name="P14">eyedbadmin database create linuxplus</text:p>
      <text:p text:style-name="Standard">pour créer la base nommée <text:span text:style-name="T3">linuxplus</text:span>.</text:p>
      <text:p text:style-name="Standard">Cette commande doit être lancée par l'utilisateur qui a installé EyeDB car elle nécessite les droits d'administration de EyeDB.</text:p>
      <text:p text:style-name="Standard">Vérifiez que la base a été créée avec la commande:</text:p>
      <text:p text:style-name="P14">eyedbadmin database list linuxplus</text:p>
      <text:h text:style-name="Heading_20_4" text:outline-level="4">Définir le schéma de la base avec ODL</text:h>
      <text:p text:style-name="Standard">Le langage ODL (Object Definition Language) est un langage qui a été défini par l'ODMG en 199?. Ce langage sert à définir le schéma d'une base de données objet en définissant les classes des objets qui seront stockés dans la base. La syntaxe de ce langage est assez proche de Java; les classes sont définies en donnant les attributs (ou champs) de la classe et les relations avec les classes. Une relation est un lien physique entre une instance d'une classe et une ou plusieurs instances d'une autre classe.</text:p>
      <text:p text:style-name="Standard">Le schéma de base que nous allons réaliser est décrit dans le diagramme UML présenté en figure 1. Ce schéma représente une version très simplifiée de la gestion des cours, des étudiants et des professeurs dans une université :</text:p>
      <text:list text:style-name="L4">
        <text:list-item>
          <text:p text:style-name="P8">un cours est caractérisé par un titre et une description</text:p>
        </text:list-item>
        <text:list-item>
          <text:p text:style-name="P8">un étudiant est caractérisé par un prénom, un nom et une année d'étude</text:p>
        </text:list-item>
        <text:list-item>
          <text:p text:style-name="P8">un professeur est caractérisé par un prénom et un nom</text:p>
        </text:list-item>
        <text:list-item>
          <text:p text:style-name="P8">un professeur est chargé d'un ou plusieurs cours</text:p>
        </text:list-item>
        <text:list-item>
          <text:p text:style-name="P8">un étudiant est inscrit à un ou plusieurs cours</text:p>
        </text:list-item>
        <text:list-item>
          <text:p text:style-name="P8">un cours a un seul professeur</text:p>
        </text:list-item>
      </text:list>
      <text:p text:style-name="P33">&lt;&lt;RYSUNEK&gt;&gt;</text:p>
      <text:p text:style-name="P1">&lt;&lt;GRAFIKA file=eyedb_figure_01.tif&gt;&gt;</text:p>
      <text:p text:style-name="P1">Figure 1. Schéma UML des classes de la base EyeDB</text:p>
      <text:p text:style-name="P1">&lt;&lt;/RYSUNEK&gt;&gt;</text:p>
      <text:p text:style-name="Text_20_body">Le schéma ODL présenté listing 1 implémente ce modèle en introduisant :</text:p>
      <text:list text:style-name="L7">
        <text:list-item>
          <text:p text:style-name="P38">les attributs des différentes classes: firstname, lastname, begin_year, title, description,</text:p>
        </text:list-item>
        <text:list-item>
          <text:p text:style-name="P38">une super-classe Person qui factorise les attributs firsname et lastname des classes Student et Teacher,</text:p>
        </text:list-item>
        <text:list-item>
          <text:p text:style-name="P38">une relation entre Student et Course, représentant les cours auxquels un étudiant est inscrit</text:p>
        </text:list-item>
        <text:list-item>
          <text:p text:style-name="P38">une relation entre Teacher et Course représentant les cours dont un professeur est chargé.</text:p>
        </text:list-item>
      </text:list>
      <text:p text:style-name="P1">&lt;&lt;LISTING lang=JAVA&gt;&gt;</text:p>
      <text:p text:style-name="P6">Listing 1. Un exemple de définition du schéma d'une base EyeDB avec ODL</text:p>
      <text:p text:style-name="Standard"><text:soft-page-break/>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p>
      <text:p text:style-name="Standard">class Course {</text:p>
      <text:p text:style-name="Standard"><text:s text:c="2"/>attribute string title;</text:p>
      <text:p text:style-name="Standard"><text:s text:c="2"/>attribute string description;</text:p>
      <text:p text:style-name="Standard"><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9">
        <text:list-item>
          <text:p text:style-name="P34">le mot clé <text:span text:style-name="T3">extends</text:span> indique que les classes Student et Teacher héritent de la classe Personne,</text:p>
        </text:list-item>
        <text:list-item>
          <text:p text:style-name="P34">les attributs <text:span text:style-name="T3">set&lt;Course *&gt; courses</text:span> dans la classe Student et <text:span text:style-name="T3">set&lt;Student *&gt; students</text:span> dans la classe Course réalisent la relation entre un Etudiant et les Courses auxquels il est inscrit,</text:p>
        </text:list-item>
        <text:list-item>
          <text:p text:style-name="P34">les attributs <text:span text:style-name="T3">set&lt;Course *&gt; courses</text:span> dans la classe <text:span text:style-name="T3">Teacher</text:span> et <text:span text:style-name="T3">Teacher *teacher</text:span> dans la classe <text:span text:style-name="T3">Course</text:span> réalisent la relation entre un Course et le professeur qui en a la charge (un professeur peut être chargé de plusieurs cours, un cours a un seul professeur),</text:p>
        </text:list-item>
        <text:list-item>
          <text:p text:style-name="P34">les directives inverse sur les attributs de type relation indiquent à EyeDB qu'il doit maintenir l'intégrité relationnelle entre les classes. </text:p>
        </text:list-item>
      </text:list>
      <text:p text:style-name="Standard">Ce schéma doit être sauvé dans un fichier, par exemple <text:span text:style-name="T2">linuxplus.odl</text:span>, que vous créerez avec un éditeur de texte, par exemple <text:span text:style-name="T2">Emacs</text:span>. Une fois ce fichier créé, mettez à jour le schéma de la base déjà créée avec la commande <text:span text:style-name="T2">eyedbodl</text:span> :</text:p>
      <text:p text:style-name="P14">eyedbodl -d linuxplus -u linuxplus.odl</text:p>
      <text:p text:style-name="P14"><text:span text:style-name="T4">Vérifiez que la mise à jour du schéma a correctement fonctionné en affichant ce schéma avec la commande :</text:span></text:p>
      <text:p text:style-name="P14">eyedbodl -d linuxplus –gencode=ODL</text:p>
      <text:p text:style-name="P14"><text:span text:style-name="T4">Cette commande va afficher sur la sortie standard le schéma de la base; vous retrouverez alors le fichier linuxplus.odl déjà créé, à quelques détails de présentation près.</text:span></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 datant de 199?.</text:p>
      <text:p text:style-name="Standard">OQL est un langage interprété : il n'y a pas de phase de compilation, tout ce que vous entrez comme commandes est immédiatement exécuté et affiché. Pour lancer l'interpréteur OQL, utilisez la commande :</text:p>
      <text:p text:style-name="P14">eyedboql -d linuxplus -w</text:p>
      <text:p text:style-name="Standard"><text:soft-page-break/>L'option <text:span text:style-name="T3">-d</text:span> sert à spécifier la base à utiliser, l'option <text:span text:style-name="T3">-w</text:span> indique que vous allez écrire dans la base.</text:p>
      <text:h text:style-name="Heading_20_4" text:outline-level="4">Créer des objets avec OQL</text:h>
      <text:p text:style-name="P17">La création d'objets se fait avec l'instruction <text:span text:style-name="T3">new</text:span>, de manière assez similaire à Java. L'opérateur <text:span text:style-name="T3">new</text:span> doit être suivi du nom de la classe à instancer, puis des valeurs à donner aux attributs de la classe en spécifiant l'attribut suivi de <text:span text:style-name="T3">:</text:span> suivi de la valeur, comme dans l'exemple suivant: </text:p>
      <text:p text:style-name="Standard"><text:span text:style-name="T3">c := new Course( title : "Langage C", description : "Le langage de programmation C")</text:span> </text:p>
      <text:p text:style-name="Standard">L'objet créé par <text:span text:style-name="T3">new</text:span> peut être sauvegardé dans une variable pour manipulation ultérieure.</text:p>
      <text:p text:style-name="Standard">Vous trouverez un exemple plus complet de création d'objets pour le schéma déjà présenté dans le listing 2.</text:p>
      <text:p text:style-name="Standard">&lt;&lt;LISTING lang=SQL&gt;&gt;</text:p>
      <text:p text:style-name="P6">Listing 2. Des exemples de création d'objets avec OQL</text:p>
      <text:p text:style-name="Standard">//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 Creating a few teache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text:span text:style-name="T3">:=</text:span> de OQL, comme par exemple ainsi :</text:p>
      <text:p text:style-name="Standard"><text:span text:style-name="T3">oodbms.teacher := eric_viara;</text:span> </text:p>
      <text:p text:style-name="Standard">Ceci affectera l'objet <text:span text:style-name="T3">eric_viara</text:span> à l'attribut <text:span text:style-name="T3">teacher</text:span> de l'objet <text:span text:style-name="T3">oodbms</text:span> ce qui réalise la relation <text:span text:style-name="T3">teacher</text:span> entre la classe <text:span text:style-name="T3">Course</text:span> et la classe <text:span text:style-name="T3">Teacher</text:span>.</text:p>
      <text:p text:style-name="Standard">Dans le cas où la relation est de type n-aire, comme dans notre exemple la relation <text:span text:style-name="T3">courses</text:span> de la classe <text:span text:style-name="T3">Student</text:span>, il faut utiliser l'opérateur <text:span text:style-name="T3">add</text:span> de OQL, comme par exemple ainsi :</text:p>
      <text:p text:style-name="Standard"><text:span text:style-name="T3">add oodbms to john_harris.courses;</text:span> </text:p>
      <text:p text:style-name="Standard">Ceci ajoutera l'objet oodbms à l'attribut courses (qui est un ensemble) de l'objet john_harris, ce qui réalise la relation <text:span text:style-name="T3">students</text:span> entre la classe <text:span text:style-name="T3">Course</text:span> et la classe <text:span text:style-name="T3">Student</text:span>.</text:p>
      <text:p text:style-name="Standard">Vous trouverez un exemple complet d'affectations sur les attributs relations pour le schéma déjà présenté dans le listing 3.</text:p>
      <text:p text:style-name="Standard">&lt;&lt;LISTING lang=SQL&gt;&gt;</text:p>
      <text:p text:style-name="P6">Listing 3. Des exemples d'affectation sur les attributs relations d'un objet avec OQL</text:p>
      <text:p text:style-name="Standard">// Attribution de cours aux professeurs </text:p>
      <text:p text:style-name="Standard">oodbms.teacher := eric_viara; </text:p>
      <text:p text:style-name="Standard">cplusplus.teacher := eric_viara; </text:p>
      <text:p text:style-name="Standard">java.teacher := francois_dechelle; </text:p>
      <text:p text:style-name="Standard"/>
      <text:p text:style-name="Standard">// Assign courses to student </text:p>
      <text:p text:style-name="Standard">add oodbms to john_harris.courses; </text:p>
      <text:p text:style-name="Standard"/>
      <text:p text:style-name="Standard">add oodbms to suzan_mulder.courses; </text:p>
      <text:p text:style-name="Standard"><text:soft-page-break/>add java to suzan_mulder.courses; </text:p>
      <text:p text:style-name="Standard">add cplusplus to suzan_mulder.courses; </text:p>
      <text:p text:style-name="Standard">&lt;&lt;/LISTING&gt;&gt;</text:p>
      <text:p text:style-name="Standard">Quelques commandes de l'interpréteur OQL bien utiles:</text:p>
      <text:list text:style-name="L10">
        <text:list-item>
          <text:p text:style-name="P15">la commande <text:span text:style-name="T3">\print</text:span> affiche le dernier objet manipulé, comme dans :</text:p>
        </text:list-item>
      </text:list>
      <text:p text:style-name="Standard">&lt;&lt;LISTING&gt;&gt;</text:p>
      <text:p text:style-name="Standard">? eric_viara;</text:p>
      <text:p text:style-name="Standard">= 2634.5.228915:oid</text:p>
      <text:p text:style-name="Standard">? \print</text:p>
      <text:p text:style-name="Standard">Teacher {2634.5.228915:oid} = { </text:p>
      <text:p text:style-name="Standard"><text:s text:c="8"/>firstname = "Eric";</text:p>
      <text:p text:style-name="Standard"><text:s text:c="8"/>lastname = "Viara";</text:p>
      <text:p text:style-name="Standard">...</text:p>
      <text:p text:style-name="Standard">&lt;&lt;/LISTING&gt;&gt;</text:p>
      <text:list text:style-name="L11">
        <text:list-item>
          <text:p text:style-name="P16">la commande <text:span text:style-name="T3">\quit</text:span> permet de quitter l'interpréteur OQL</text:p>
        </text:list-item>
      </text:list>
      <text:h text:style-name="Heading_20_4" text:outline-level="4">Rechercher et modifier des objets avec OQL</text:h>
      <text:p text:style-name="P17">Une fois des objets insérés dans la base, nous allons voir comment rechercher ces objets, les afficher, les modifier à l'aide de requêtes OQL.</text:p>
      <text:p text:style-name="P17">La première forme de requête OQL permet d'afficher tous les objets d'une classe :</text:p>
      <text:p text:style-name="P17">&lt;&lt;LISTING&gt;&gt;</text:p>
      <text:p text:style-name="P32">? select Student;<text:line-break/>= bag(2663.6.15736:oid, 2661.6.91256:oid)<text:line-break/>? \print<text:line-break/>Student {2663.6.15736:oid} = { <text:line-break/> <text:s text:c="7"/>Person::firstname = "Suzan";<text:line-break/> <text:s text:c="7"/>Person::lastname = "Mulder";</text:p>
      <text:p text:style-name="P17">&lt;&lt;/LISTING&gt;&gt;</text:p>
      <text:p text:style-name="P17">Vous remarquerez qu'une requête OQL retourne un <text:span text:style-name="T3">bag</text:span>, c'est-à-dire une collection d'objets. Pour l'afficher, utilisez la commande OQL <text:span text:style-name="T3">\print</text:span>.</text:p>
      <text:p text:style-name="P17">Pour rechercher les étudiants dont le prénom est "John", utilisez la requête OQL suivante:</text:p>
      <text:p text:style-name="P17">&lt;&lt;LISTING&gt;&gt;</text:p>
      <text:p text:style-name="P17">select Student.firstname = "John"; </text:p>
      <text:p text:style-name="P17">&lt;&lt;/LISTING&gt;&gt;</text:p>
      <text:p text:style-name="P17">Pour modifier un objet, vous pouvez chercher l'objet et le stocker dans un variable, puis le modifier:</text:p>
      <text:p text:style-name="P17">&lt;&lt;LISTING&gt;&gt;</text:p>
      <text:p text:style-name="P17">? x := first(select Student.firstname = "John");<text:line-break/>? x.firstname := "Mark";<text:line-break/>? x;<text:line-break/>? \print<text:line-break/>Student {2661.6.91256:oid} = { <text:line-break/> <text:s text:c="7"/>Person::firstname = "Mark";<text:line-break/><text:soft-page-break/> <text:s text:c="7"/>Person::lastname = "Harris";</text:p>
      <text:p text:style-name="P17">&lt;&lt;/LISTING&gt;&gt;</text:p>
      <text:p text:style-name="P17">Vous pouvez aussi procéder plus directement:</text:p>
      <text:p text:style-name="P17">&lt;&lt;LISTING&gt;&gt;</text:p>
      <text:p text:style-name="P17">? (select Student.firstname = "John").firstname := "Mark";</text:p>
      <text:p text:style-name="P17">&lt;&lt;/LISTING&gt;&gt;</text:p>
      <text:p text:style-name="P17"/>
      <text:p text:style-name="P17">Le listing 3 donne des exemples complets de recherche d'objets avec OQL.</text:p>
      <text:p text:style-name="Standard">&lt;&lt;LISTING lang=SQL&gt;&gt;</text:p>
      <text:p text:style-name="P6">Listing 3. Des exemples de recherche d'objets avec OQL</text:p>
      <text:p text:style-name="Standard">// Queries </text:p>
      <text:p text:style-name="Standard">// looking for Person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looking for Courses </text:p>
      <text:p text:style-name="Standard">select description from Course where title = "OODBMS"; </text:p>
      <text:p text:style-name="Standard">select * from Course where title = "OODBMS"; </text:p>
      <text:p text:style-name="Standard"><text:s/></text:p>
      <text:p text:style-name="Standard">// looking for Teacher teaching a given course </text:p>
      <text:p text:style-name="Standard">select x.teacher.firstname + " " + x.teacher.lastname from Course x </text:p>
      <text:p text:style-name="Standard"><text:s text:c="7"/>where x.title = "OODBMS"; </text:p>
      <text:p text:style-name="Standard"/>
      <text:p text:style-name="Standard">select (Course.title = "OODBMS").teacher.lastname; </text:p>
      <text:p text:style-name="Standard"/>
      <text:p text:style-name="Standard">// looking for courses teached by a given teacher </text:p>
      <text:p text:style-name="Standard">// from Course class: </text:p>
      <text:p text:style-name="Standard">select title from Course where teacher.lastname = "Dechelle"; </text:p>
      <text:p text:style-name="Standard">// from Teacher class: </text:p>
      <text:p text:style-name="Standard">select x.courses[?].title from Teacher x where x.lastname = "Dechelle"; </text:p>
      <text:p text:style-name="Standard"/>
      <text:p text:style-name="Standard">// looking for courses learnt by a given student </text:p>
      <text:p text:style-name="Standard">// from Student </text:p>
      <text:p text:style-name="Standard">select s.courses[?].title from Student s where s.lastname = "Mulder"; </text:p>
      <text:p text:style-name="Standard"/>
      <text:p text:style-name="Standard">select s.courses[?].title from Student s where s.lastname = "Mulder" </text:p>
      <text:p text:style-name="Standard"><text:s text:c="47"/>and s.firstname = "Suzan"; </text:p>
      <text:p text:style-name="Standard"><text:soft-page-break/></text:p>
      <text:p text:style-name="Standard">// from Course </text:p>
      <text:p text:style-name="Standard">select c.title from Course c where c.students[?].lastname = "Mulder"; </text:p>
      <text:p text:style-name="Standard"/>
      <text:p text:style-name="Standard">select c.title from Course c where c.students[?] = </text:p>
      <text:p text:style-name="Standard"><text:s text:c="3"/>(select one s from Student s where s.lastname = "Mulder" and </text:p>
      <text:p text:style-name="Standard"><text:s text:c="38"/>s.firstname = "Suzan");</text:p>
      <text:p text:style-name="Standard">&lt;&lt;/LISTING&gt;&gt;</text:p>
      <text:h text:style-name="Heading_20_2" text:outline-level="2">Développer en Java avec EyeDB</text:h>
      <text:p text:style-name="P17"><text:span text:style-name="T2">Nous présenterons le binding Java pour EyeDB et donnerons un aperçu du développement d'une application JAVA utilisant EyeDB pour stocker ses objets</text:span>.</text:p>
      <text:h text:style-name="Heading_20_2" text:outline-level="2">Développer en C++ avec EyeDB</text:h>
      <text:p text:style-name="P31"><text:span text:style-name="T2">Nous présenterons brièvement le binding C++ pour EyeDB et donnerons un aperçu du développement d'une application C++ utilisant EyeDB pour stocker ses obje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1-27T22:34:52</dc:date>
    <meta:print-date>2003-07-10T16:14:58</meta:print-date>
    <meta:editing-cycles>492</meta:editing-cycles>
    <meta:editing-duration>PT14H46M22S</meta:editing-duration>
    <meta:user-defined meta:name="Info 1"/>
    <meta:user-defined meta:name="Info 2"/>
    <meta:user-defined meta:name="Info 3"/>
    <meta:user-defined meta:name="Info 4"/>
    <meta:document-statistic meta:table-count="0" meta:image-count="0" meta:object-count="0" meta:page-count="9" meta:paragraph-count="250" meta:word-count="2617" meta:character-count="17811"/>
  </office:meta>
</office:document-meta>
</file>